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6f0f8" officeooo:paragraph-rsid="0006f0f8"/>
    </style:style>
    <style:style style:name="P2" style:family="paragraph" style:parent-style-name="Standard">
      <style:text-properties fo:language="fr" fo:country="FR" officeooo:rsid="000ccb2a" officeooo:paragraph-rsid="000ccb2a"/>
    </style:style>
    <style:style style:name="P3" style:family="paragraph" style:parent-style-name="Standard">
      <style:text-properties fo:language="fr" fo:country="FR" officeooo:rsid="00194dcf" officeooo:paragraph-rsid="00194dcf"/>
    </style:style>
    <style:style style:name="P4" style:family="paragraph" style:parent-style-name="Standard">
      <style:text-properties fo:language="fr" fo:country="FR" officeooo:rsid="001e4746" officeooo:paragraph-rsid="001e4746"/>
    </style:style>
    <style:style style:name="P5" style:family="paragraph" style:parent-style-name="Standard">
      <style:text-properties fo:language="fr" fo:country="FR" officeooo:rsid="001f6c19" officeooo:paragraph-rsid="001f6c19"/>
    </style:style>
    <style:style style:name="P6" style:family="paragraph" style:parent-style-name="Standard">
      <style:text-properties fo:language="fr" fo:country="FR" officeooo:rsid="00204d08" officeooo:paragraph-rsid="00204d08"/>
    </style:style>
    <style:style style:name="P7" style:family="paragraph" style:parent-style-name="Standard">
      <style:text-properties fo:language="fr" fo:country="FR" officeooo:rsid="0020defd" officeooo:paragraph-rsid="0020defd"/>
    </style:style>
    <style:style style:name="T1" style:family="text">
      <style:text-properties officeooo:rsid="0007ee7b"/>
    </style:style>
    <style:style style:name="T2" style:family="text">
      <style:text-properties officeooo:rsid="00099f07"/>
    </style:style>
    <style:style style:name="T3" style:family="text">
      <style:text-properties officeooo:rsid="0009c837"/>
    </style:style>
    <style:style style:name="T4" style:family="text">
      <style:text-properties officeooo:rsid="0009ca95"/>
    </style:style>
    <style:style style:name="T5" style:family="text">
      <style:text-properties officeooo:rsid="000a0bab"/>
    </style:style>
    <style:style style:name="T6" style:family="text">
      <style:text-properties officeooo:rsid="000d7004"/>
    </style:style>
    <style:style style:name="T7" style:family="text">
      <style:text-properties officeooo:rsid="00103bbf"/>
    </style:style>
    <style:style style:name="T8" style:family="text">
      <style:text-properties officeooo:rsid="0011eb4f"/>
    </style:style>
    <style:style style:name="T9" style:family="text">
      <style:text-properties officeooo:rsid="0013c564"/>
    </style:style>
    <style:style style:name="T10" style:family="text">
      <style:text-properties officeooo:rsid="00145b65"/>
    </style:style>
    <style:style style:name="T11" style:family="text">
      <style:text-properties officeooo:rsid="00157f6a"/>
    </style:style>
    <style:style style:name="T12" style:family="text">
      <style:text-properties officeooo:rsid="0016236b"/>
    </style:style>
    <style:style style:name="T13" style:family="text">
      <style:text-properties officeooo:rsid="0016522a"/>
    </style:style>
    <style:style style:name="T14" style:family="text">
      <style:text-properties officeooo:rsid="0017fb26"/>
    </style:style>
    <style:style style:name="T15" style:family="text">
      <style:text-properties officeooo:rsid="0019bd68"/>
    </style:style>
    <style:style style:name="T16" style:family="text">
      <style:text-properties officeooo:rsid="001c7da0"/>
    </style:style>
    <style:style style:name="T17" style:family="text">
      <style:text-properties officeooo:rsid="001dfcb2"/>
    </style:style>
    <style:style style:name="T18" style:family="text">
      <style:text-properties officeooo:rsid="0022d6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ss &amp; Thread</text:p>
      <text:p text:style-name="P1">Process : state<text:tab/>=&gt; plusieurs threads</text:p>
      <text:p text:style-name="P1"><text:tab/>→ fork pour créer une Thread</text:p>
      <text:p text:style-name="P1"><text:tab/>→ pipe/<text:span text:style-name="T4">mkfifo (pipes nommés =&gt; dans la mémoire)</text:span> pour communiquer</text:p>
      <text:p text:style-name="P1"><text:tab/><text:tab/>→<text:span text:style-name="T1"> prévoir à l’avance le pipe pour pouvoir l’envoyer au thread à la création</text:span></text:p>
      <text:p text:style-name="P1"><text:tab/>→<text:span text:style-name="T1"> socket pour communiquer</text:span></text:p>
      <text:p text:style-name="P1"><text:tab/><text:tab/>→<text:span text:style-name="T1"> INET / INET4 (IP)</text:span></text:p>
      <text:p text:style-name="P1"><text:tab/><text:tab/>→<text:span text:style-name="T1"> UNIX (local)</text:span></text:p>
      <text:p text:style-name="P1"><text:tab/>→<text:span text:style-name="T2"> Xorg affiche le contenu sur l’écran (il est le seul ayant les droits de toucher au GPU)</text:span></text:p>
      <text:p text:style-name="P1"><text:tab/>→<text:span text:style-name="T3"> le passage par fichier est terrible parce qu’il passe par le disque</text:span></text:p>
      <text:p text:style-name="P1"><text:tab/><text:tab/>→<text:span text:style-name="T3"> disque : 100 MB/s</text:span></text:p>
      <text:p text:style-name="P1"><text:tab/><text:tab/>→<text:span text:style-name="T3"> ram : 10 GB/s</text:span></text:p>
      <text:p text:style-name="P1"><text:tab/><text:tab/>→<text:span text:style-name="T4"> pour faire un fichier dans la ram, on utilise SHM</text:span></text:p>
      <text:p text:style-name="P1"><text:tab/><text:tab/>→<text:span text:style-name="T5"> on peut créer un fichier non bloquant</text:span></text:p>
      <text:p text:style-name="P1"><text:tab/><text:tab/><text:tab/>→<text:span text:style-name="T5"> si on le read et qu’il est pas pret, on se prend IAGAIN</text:span></text:p>
      <text:p text:style-name="P1"/>
      <text:p text:style-name="P2">Scheduling :</text:p>
      <text:p text:style-name="P2"><text:tab/>→ Tache : <text:span text:style-name="T6">deadline, temps d’execution, dépendances, priorité</text:span></text:p>
      <text:p text:style-name="P2"><text:tab/>→<text:span text:style-name="T7"> Batch (queue, pas de threading) : turnaround time, throughput</text:span></text:p>
      <text:p text:style-name="P2"><text:tab/><text:tab/>- <text:span text:style-name="T8">FCPS : first come, first sere</text:span></text:p>
      <text:p text:style-name="P2"><text:tab/><text:tab/>- <text:span text:style-name="T8">STF : shortest job first</text:span></text:p>
      <text:p text:style-name="P2"><text:tab/>→<text:span text:style-name="T9"> Time sharing : plusieurs tasks en même temps</text:span></text:p>
      <text:p text:style-name="P2"><text:tab/><text:tab/></text:p>
      <text:p text:style-name="P2"><text:tab/><text:span text:style-name="T9">Complexité en temps pour choisir le prochain programme à lancer est en temps constant</text:span></text:p>
      <text:p text:style-name="P2"><text:tab/><text:span text:style-name="T10">On veut un algorithme équitable et sans famine</text:span></text:p>
      <text:p text:style-name="P2"/>
      <text:p text:style-name="P2"><text:tab/><text:span text:style-name="T11">Pour rendre le système plus réactif, tout nouveau process est mis au début de la queue</text:span></text:p>
      <text:p text:style-name="P2"/>
      <text:p text:style-name="P2"><text:tab/><text:span text:style-name="T12">Response time : new → running</text:span></text:p>
      <text:p text:style-name="P2"><text:tab/><text:span text:style-name="T12">Waiting time : temps passé en ready</text:span></text:p>
      <text:p text:style-name="P2"/>
      <text:p text:style-name="P2"><text:tab/><text:span text:style-name="T13">interractif : qui attend des entrées extérieurs pour agir</text:span></text:p>
      <text:p text:style-name="P2"/>
      <text:p text:style-name="P2"><text:tab/><text:span text:style-name="T14">bottle necks : CPU (plutot non interactif), memory, IO (plutot interactif)</text:span></text:p>
      <text:p text:style-name="P2"/>
      <text:p text:style-name="P3">Dans le processeur, on a des caches (petites zones de mémoire)</text:p>
      <text:p text:style-name="P3"><text:tab/>→ TLB <text:span text:style-name="T18">(arbre des processus)</text:span></text:p>
      <text:p text:style-name="P3"><text:tab/>→ L1, L2, L3, L4</text:p>
      <text:p text:style-name="P3"><text:tab/>→ Ils sont aussi utilisés pour le pipeline du processeur</text:p>
      <text:p text:style-name="P3"><text:tab/><text:tab/>→ Fetch et Memory <text:span text:style-name="T15">(on donne un cache L1 à chaque et un cache L2 qui les relie)</text:span></text:p>
      <text:p text:style-name="P3"><text:tab/>→<text:span text:style-name="T16"> Le cache L3 est le lien entre processeur et RAM</text:span></text:p>
      <text:p text:style-name="P3"><text:tab/>→<text:span text:style-name="T17"> Le cache L4 est le lien entre processeur et devices</text:span></text:p>
      <text:p text:style-name="P3"/>
      <text:p text:style-name="P4">Instruction : ordre de la nanoseconde</text:p>
      <text:p text:style-name="P4">Acces mémoire : ordre de la milliseconde</text:p>
      <text:p text:style-name="P4"/>
      <text:p text:style-name="P5">Pour améliorer la réactivité des programmes, on va mettre les programmes IO bound plus fréquement avec un quantum plus faible, alors que les programmes CPU bound seront moins fréquents avec un quantum plus long</text:p>
      <text:p text:style-name="P6"><text:soft-page-break/>Pour schedule efficacement, on fait des queue de priorité différentes</text:p>
      <text:p text:style-name="P6"><text:tab/>→ La queue 0 aura la plus grande priorité</text:p>
      <text:p text:style-name="P6"/>
      <text:p text:style-name="P7">CFS (Completly Fair Scheduler, see kernel.or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5:38:35.324274481</meta:creation-date>
    <meta:editing-duration>PT2H41M29S</meta:editing-duration>
    <meta:editing-cycles>23</meta:editing-cycles>
    <meta:generator>LibreOffice/6.2.0.3$Linux_X86_64 LibreOffice_project/20$Build-3</meta:generator>
    <dc:date>2019-03-04T16:46:42.355237159</dc:date>
    <meta:document-statistic meta:table-count="0" meta:image-count="0" meta:object-count="0" meta:page-count="2" meta:paragraph-count="42" meta:word-count="381" meta:character-count="2096" meta:non-whitespace-character-count="1710"/>
  </office:meta>
</office:document-meta>
</file>